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29526" officeooo:paragraph-rsid="00029526"/>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29526" officeooo:paragraph-rsid="00029526"/>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50aca" officeooo:paragraph-rsid="00050aca"/>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6e3c6" officeooo:paragraph-rsid="0006e3c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8f708" officeooo:paragraph-rsid="0008f708"/>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09037c" officeooo:paragraph-rsid="0009037c"/>
    </style:style>
    <style:style style:name="P7" style:family="paragraph" style:parent-style-name="Standard">
      <style:paragraph-properties fo:text-align="start" style:justify-single-word="false"/>
      <style:text-properties style:text-underline-style="none" officeooo:rsid="0004690c" officeooo:paragraph-rsid="0004690c"/>
    </style:style>
    <style:style style:name="P8" style:family="paragraph" style:parent-style-name="Standard">
      <style:paragraph-properties fo:text-align="start" style:justify-single-word="false"/>
      <style:text-properties style:text-underline-style="none" officeooo:rsid="0005126f" officeooo:paragraph-rsid="0005126f"/>
    </style:style>
    <style:style style:name="P9" style:family="paragraph" style:parent-style-name="Standard">
      <style:paragraph-properties fo:text-align="start" style:justify-single-word="false"/>
      <style:text-properties style:text-underline-style="none" officeooo:rsid="0006e3c6" officeooo:paragraph-rsid="0006e3c6"/>
    </style:style>
    <style:style style:name="P10" style:family="paragraph" style:parent-style-name="Standard">
      <style:paragraph-properties fo:text-align="start" style:justify-single-word="false"/>
      <style:text-properties style:text-underline-style="none" officeooo:rsid="0008f708" officeooo:paragraph-rsid="0008f708"/>
    </style:style>
    <style:style style:name="P11" style:family="paragraph" style:parent-style-name="Standard">
      <style:paragraph-properties fo:text-align="start" style:justify-single-word="false"/>
      <style:text-properties style:text-underline-style="none" officeooo:rsid="0009037c" officeooo:paragraph-rsid="0009037c"/>
    </style:style>
    <style:style style:name="T1" style:family="text">
      <style:text-properties officeooo:rsid="00050aca"/>
    </style:style>
    <style:style style:name="T2" style:family="text">
      <style:text-properties officeooo:rsid="0006e3c6"/>
    </style:style>
    <style:style style:name="T3" style:family="text">
      <style:text-properties officeooo:rsid="00077135"/>
    </style:style>
    <style:style style:name="T4" style:family="text">
      <style:text-properties officeooo:rsid="0008c121"/>
    </style:style>
    <style:style style:name="T5" style:family="text">
      <style:text-properties officeooo:rsid="000acc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 Design Documentation</text:p>
      <text:p text:style-name="P1"/>
      <text:p text:style-name="P1"/>
      <text:p text:style-name="P1"/>
      <text:p text:style-name="P2">1a</text:p>
      <text:p text:style-name="P2"/>
      <text:p text:style-name="P7">For this project, we could have used the following algorithms: first fit, next fit, best fit, worst fit, and buddy system. We decided on using the first fit algorithm. That algorithm is easy to impliment, and easy to keep track of in programming. Next fit does ensure that we use the later blocks more often, but keeping track of the starting queue, and wrapping around the queue can be troublesome. Best fit, although it allows efficent allocation, is very slow because you will have to compare each block with each other to find the best fit for the memory. Worst fit is very inefficient, as it can cause a lot of wasted <text:s/>memory. <text:span text:style-name="T1">The buddy system can cause a lot of fragmentation, and we can end up with a lot of unusable memory blocks. </text:span></text:p>
      <text:p text:style-name="P7"/>
      <text:p text:style-name="P7"/>
      <text:p text:style-name="P3">1b</text:p>
      <text:p text:style-name="P3"/>
      <text:p text:style-name="P8">For queueing, we will be using a linked list with a FIFO format. <text:span text:style-name="T2">The linked list allows for adding and removing processes from a queue, while using minimal memory. For allocating memory and resources, we are using the first fit algorithm. It is easy for us to implement and use. </text:span></text:p>
      <text:p text:style-name="P8"/>
      <text:p text:style-name="P8"/>
      <text:p text:style-name="P4">1c<text:line-break/></text:p>
      <text:p text:style-name="P9"><text:span text:style-name="T4">The overall structure of our dispatcher will be very simple. </text:span>The <text:span text:style-name="T3">b</text:span>iggest function we will use will be called <text:span text:style-name="T4">f</text:span>indfit<text:span text:style-name="T4">()</text:span> <text:span text:style-name="T3">In this function, we will implement the first fit function. This will allow us to properly allocate the memory and the resources being used in the program. The other big function used will be the track() function. This will follow a process, and see when it starts, and when it ends. It will also be ale to disrupt the process, if invoked by the user. </text:span></text:p>
      <text:p text:style-name="P9"/>
      <text:p text:style-name="P9"/>
      <text:p text:style-name="P5">1d</text:p>
      <text:p text:style-name="P6"/>
      <text:p text:style-name="P11">Using a multileveled dispatcher allows the OS to keep track of multiple things at once. For example, in a lock and key setting for where each block has many locks and each key can open many locks, we will need to keep track of which lock is on which block, and which key opens which lock. Unlike a Round Robin Queue (RRQ), <text:span text:style-name="T5">a multilevel dispatcher uses many FIFO structures, while the RRQ mainly only uses one. An issues with teh multilevel dispatcher, however is that it is not guaranteed that all processes will get equal time allocations. Without a proper lock system, a multileveled dispatcher may go on forever. One big fix, would be to implement a lock system.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01:37.659348705</meta:creation-date>
    <dc:date>2017-03-06T20:53:31.795666067</dc:date>
    <meta:editing-duration>PT7M11S</meta:editing-duration>
    <meta:editing-cycles>1</meta:editing-cycles>
    <meta:document-statistic meta:table-count="0" meta:image-count="0" meta:object-count="0" meta:page-count="1" meta:paragraph-count="9" meta:word-count="396" meta:character-count="2190" meta:non-whitespace-character-count="1797"/>
    <meta:generator>LibreOffice/5.1.4.2$Linux_X86_64 LibreOffice_project/10m0$Build-2</meta:generator>
  </office:meta>
</office:document-meta>
</file>